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0d430d" officeooo:paragraph-rsid="000d430d" style:font-size-asian="17.5pt" style:font-size-complex="20pt"/>
    </style:style>
    <style:style style:name="P2" style:family="paragraph" style:parent-style-name="Text_20_body" style:list-style-name="L1">
      <style:text-properties officeooo:paragraph-rsid="000d430d"/>
    </style:style>
    <style:style style:name="P3" style:family="paragraph" style:parent-style-name="Text_20_body" style:list-style-name="L1">
      <style:text-properties officeooo:paragraph-rsid="000fa475"/>
    </style:style>
    <style:style style:name="P4" style:family="paragraph" style:parent-style-name="Text_20_body" style:list-style-name="L1">
      <style:text-properties officeooo:paragraph-rsid="001148f5"/>
    </style:style>
    <style:style style:name="P5" style:family="paragraph" style:parent-style-name="Text_20_body" style:list-style-name="L1">
      <style:text-properties officeooo:rsid="000d430d" officeooo:paragraph-rsid="000d430d"/>
    </style:style>
    <style:style style:name="P6" style:family="paragraph" style:parent-style-name="Text_20_body" style:list-style-name="L1">
      <style:text-properties fo:font-weight="normal" officeooo:rsid="000d430d" officeooo:paragraph-rsid="000d430d" style:font-weight-asian="normal" style:font-weight-complex="normal"/>
    </style:style>
    <style:style style:name="P7" style:family="paragraph" style:parent-style-name="Text_20_body" style:list-style-name="L1">
      <style:text-properties fo:font-weight="normal" officeooo:rsid="000e0089" officeooo:paragraph-rsid="000e0089" style:font-weight-asian="normal" style:font-weight-complex="normal"/>
    </style:style>
    <style:style style:name="P8" style:family="paragraph" style:parent-style-name="Text_20_body" style:list-style-name="L1">
      <style:text-properties fo:font-weight="bold" officeooo:rsid="000e0089" officeooo:paragraph-rsid="000e0089" style:font-weight-asian="bold" style:font-weight-complex="bold"/>
    </style:style>
    <style:style style:name="P9" style:family="paragraph" style:parent-style-name="Text_20_body" style:list-style-name="L1">
      <style:text-properties fo:font-weight="bold" officeooo:rsid="000f4024" officeooo:paragraph-rsid="000f4024" style:font-weight-asian="bold" style:font-weight-complex="bold"/>
    </style:style>
    <style:style style:name="T1" style:family="text">
      <style:text-properties officeooo:rsid="000d430d"/>
    </style:style>
    <style:style style:name="T2" style:family="text">
      <style:text-properties fo:font-weight="bold" style:font-weight-asian="bold" style:font-weight-complex="bold"/>
    </style:style>
    <style:style style:name="T3" style:family="text">
      <style:text-properties fo:font-weight="bold" officeooo:rsid="000d430d" style:font-weight-asian="bold" style:font-weight-complex="bold"/>
    </style:style>
    <style:style style:name="T4" style:family="text">
      <style:text-properties fo:font-weight="bold" officeooo:rsid="000e0089" style:font-weight-asian="bold" style:font-weight-complex="bold"/>
    </style:style>
    <style:style style:name="T5" style:family="text">
      <style:text-properties fo:font-weight="bold" officeooo:rsid="000fa475" style:font-weight-asian="bold" style:font-weight-complex="bold"/>
    </style:style>
    <style:style style:name="T6" style:family="text">
      <style:text-properties fo:font-weight="bold" officeooo:rsid="001148f5"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d430d" style:font-weight-asian="normal" style:font-weight-complex="normal"/>
    </style:style>
    <style:style style:name="T9" style:family="text">
      <style:text-properties fo:font-weight="normal" officeooo:rsid="000e0089" style:font-weight-asian="normal" style:font-weight-complex="normal"/>
    </style:style>
    <style:style style:name="T10" style:family="text">
      <style:text-properties fo:font-weight="normal" officeooo:rsid="000f4024" style:font-weight-asian="normal" style:font-weight-complex="normal"/>
    </style:style>
    <style:style style:name="T11" style:family="text">
      <style:text-properties fo:font-weight="normal" officeooo:rsid="001148f5" style:font-weight-asian="normal" style:font-weight-complex="normal"/>
    </style:style>
    <style:style style:name="T12" style:family="text">
      <style:text-properties fo:font-weight="normal" officeooo:rsid="000fa475" style:font-weight-asian="normal" style:font-weight-complex="normal"/>
    </style:style>
    <style:style style:name="T13" style:family="text">
      <style:text-properties fo:font-weight="normal" officeooo:rsid="0011bf5c" style:font-weight-asian="normal" style:font-weight-complex="normal"/>
    </style:style>
    <style:style style:name="T14" style:family="text">
      <style:text-properties fo:font-weight="normal" officeooo:rsid="0014b9d0" style:font-weight-asian="normal" style:font-weight-complex="normal"/>
    </style:style>
    <style:style style:name="T15" style:family="text">
      <style:text-properties fo:font-style="normal" fo:font-weight="normal" officeooo:rsid="0011bf5c"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nd Combat</text:p>
      <text:p text:style-name="Horizontal_20_Line"/>
      <text:list xml:id="list237326130" text:style-name="L1">
        <text:list-item>
          <text:p text:style-name="P2"><text:span text:style-name="T1">Each </text:span><text:span text:style-name="T3">Army </text:span><text:span text:style-name="T8">has a</text:span><text:span text:style-name="T3"> Composition,</text:span><text:span text:style-name="T8"> which is a list of</text:span><text:span text:style-name="T3"> Divisions</text:span><text:span text:style-name="T8">. These divisions are organized by unit type – e.g. Light Cavalry, Heavy Cavalry, Smoothbores, Musketmen, etc. These unit types can either be unified under one division or split into multiple. A battle is a contest between two armies or sides, and is decided by the orders given to each division.</text:span></text:p>
        </text:list-item>
        <text:list-item>
          <text:p text:style-name="P6">On the eve of a battle, both sides will receive intelligence about the composition of each army. Then, both sides will draw up “battle plans” of orders against their enemy. Each division will only have one order. </text:p>
        </text:list-item>
        <text:list-item>
          <text:p text:style-name="P5"><text:span text:style-name="T7">A division will have a </text:span><text:span text:style-name="T2">status:</text:span><text:span text:style-name="T7"> this will be a description of the battle-state of the division. </text:span><text:span text:style-name="T9">It will also have a </text:span><text:span text:style-name="T4">size, attack, defense, speed and division-range.</text:span><text:span text:style-name="T9"> Division-range is just how many divisions it can shoot “over”. </text:span><text:span text:style-name="T10">Finally, a division will also have an “exhaustion” level, which indicates how long and hard they can fight.</text:span></text:p>
        </text:list-item>
        <text:list-item>
          <text:p text:style-name="P7">A division can have many orders, changing its status:</text:p>
          <text:list>
            <text:list-item>
              <text:p text:style-name="P8">Attack: <text:span text:style-name="T7">A division attacks another division. Self-explanatory. The two divisions will go into combat. If both divisions are attacking each other, then neither side gets a defensive bonus but they may get an attacking bonus. </text:span><text:span text:style-name="T13">Cavalry attacks are particularly devastating for the first <text:s/>few phases but decrease in effectiveness thereafter. Artillery attacks uniquely will not result in casualties to the artillery itself, unless </text:span><text:span text:style-name="T15">they are also under fire.</text:span></text:p>
            </text:list-item>
            <text:list-item>
              <text:p text:style-name="P8">Dig in: <text:span text:style-name="T7">A division prepares a defense, if the army has not already dug in before the battle. </text:span><text:span text:style-name="T10">By default, divisions will have a “stationary” order, which is like a minor version of a dig in. Digging in takes full advantage of a division’s defensive potential.</text:span></text:p>
              <text:list>
                <text:list-item>
                  <text:p text:style-name="P9">Cover: <text:span text:style-name="T7">A variant of digging in. Has the same effects as digging in, but the division will be able to “Cover” another division, meaning that they must be attacked for the covered division to be vulnerable to attacks, depending on the range. For example, if one division is covering another, and an enemy division with a range of 0 attacks, they will only be able to attack the covering division. If they had a range of 2, then they would be able to attack the covered division and even a division behind that, if one existed.</text:span></text:p>
                </text:list-item>
              </text:list>
            </text:list-item>
            <text:list-item>
              <text:p text:style-name="P9">Support: <text:span text:style-name="T7">A division supports another division. If they are directly attacked, then they will suffer a disadvantage and be unable to help their supportee. Otherwise, the supportee will have an advantage to whatever order they wish to perform. If the supportee is attacking another division, then both divisions will attack the same enemy division. If they are defending, they will get a bonus to their defense if attacked in that battle. If two divisions are supporting each other, then they will be able to defend against one enemy as one, without an added bonus.</text:span></text:p>
            </text:list-item>
            <text:list-item>
              <text:p text:style-name="P3"><text:span text:style-name="T5">Reserve: </text:span><text:span text:style-name="T12">These divisions will automatically reinforce their compatriots </text:span><text:span text:style-name="T11">every few phases </text:span><text:span text:style-name="T12">as they take casualties and lower their exhaustion level. </text:span><text:span text:style-name="T11">Infantry divisions will reinforce other </text:span><text:soft-page-break/><text:span text:style-name="T11">infantry divisions only, etc. Reserve Divisions cannot be attacked. </text:span><text:span text:style-name="T12">Only Infantry and Cavalry can perform reserve actions.</text:span></text:p>
            </text:list-item>
          </text:list>
        </text:list-item>
        <text:list-item>
          <text:p text:style-name="P4"><text:span text:style-name="T11">Battle orders will cause a </text:span><text:span text:style-name="T6">front line </text:span><text:span text:style-name="T11">to be formed. A front line consists of all divisions that are not being covered or are in reserve. </text:span><text:span text:style-name="T14">Before a battle, each side must dictate which divisions will be on the front line and which will be either in reserve or committed but behind the front line. Afterwards, both sides will be able to see the other side’s front lines but nothing more, and all orders are available for the battle. </text:span><text:span text:style-name="T11">All forces that are in the battle that are not in reserve are </text:span><text:span text:style-name="T6">committed. </text:span><text:span text:style-name="T11">This means they cannot be withdrawn from the battle, </text:span><text:span text:style-name="T13">nor can they be covered by another division if they were not already covered</text:span><text:span text:style-name="T11">. </text:span><text:span text:style-name="T13">If a turn ends without the battle being ended, more divisions can come out of reserve and all divisions can be given different orders.</text:span></text:p>
        </text:list-item>
        <text:list-item>
          <text:p text:style-name="P4"><text:span text:style-name="T10">During a battle, </text:span><text:span text:style-name="T12">both sides’ orders will be executed against each other. The battle will go on in phases until all divisions in battle are fully exhausted, at which point that turn’s part of the battle ends. Each division’s exhaustion will go down over time if they are taking casualties. A battle will end when either a front-line is broken through (any front-line division is killed) or the army manually decides to retreat. If a front-line is broken, the loser will have to decide either to retreat or to have a last stand, and the winner will have to decide whether to l</text:span><text:span text:style-name="T13">aunch a final assault on</text:span><text:span text:style-name="T12"> the remaining forces. It is always possible for a loser to still win a battle during a last stand if the enemy decides to a</text:span><text:span text:style-name="T13">ssault</text:span><text:span text:style-name="T12">, however.</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8T20:57:27.439000000</meta:creation-date>
    <dc:date>2020-04-19T12:42:12.067000000</dc:date>
    <meta:editing-duration>PT3M20S</meta:editing-duration>
    <meta:editing-cycles>2</meta:editing-cycles>
    <meta:generator>LibreOffice/6.3.2.2$Windows_X86_64 LibreOffice_project/98b30e735bda24bc04ab42594c85f7fd8be07b9c</meta:generator>
    <meta:document-statistic meta:table-count="0" meta:image-count="0" meta:object-count="0" meta:page-count="2" meta:paragraph-count="12" meta:word-count="794" meta:character-count="4586" meta:non-whitespace-character-count="3812"/>
  </office:meta>
</office:document-meta>
</file>